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antisierung:</text:p>
      <text:p text:style-name="P2"/>
      <text:p text:style-name="P2">Motivation:</text:p>
      <text:p text:style-name="P2"><text:tab/>-Redundanzen bisher nur losgeworden</text:p>
      <text:p text:style-name="P2"><text:tab/>-Kompressionsraten sind zu bescheiden</text:p>
      <text:p text:style-name="P2"><text:tab/>-Es geht darum Information wegzuschmeissen</text:p>
      <text:p text:style-name="P2"/>
      <text:p text:style-name="P2">Was quantisieren wir?</text:p>
      <text:p text:style-name="P2"><text:tab/>-oft Analoge Signale </text:p>
      <text:p text:style-name="P2"><text:tab/>-Bild Farbtiefe</text:p>
      <text:p text:style-name="P2"><text:tab/>-Bild Frequenzen</text:p>
      <text:p text:style-name="P2"><text:tab/>-Transformations – Koeffizienten</text:p>
      <text:p text:style-name="P2"/>
      <text:p text:style-name="P2">Lineare Quantisierung</text:p>
      <text:p text:style-name="P2"><text:tab/>-Aufteilung des Wertebereichs in gleich große Intervalle</text:p>
      <text:p text:style-name="P2"><text:tab/>-Grenzen zwischen denen Werte auf einen Wert quantisiert werden → Decision Boundaries</text:p>
      <text:p text:style-name="P2"><text:tab/>-Wert zu dem quantisiert wird = Quantisierungsstufe Q</text:p>
      <text:p text:style-name="P2"><text:tab/>→ Es entsteht ein Fehler </text:p>
      <text:p text:style-name="P2"><text:tab/>-Es gibt eine Schrittweite</text:p>
      <text:p text:style-name="P2"><text:tab/>-Kennline = Diese Funktion mit Stufen (Stufen sind genauso hoch wie breit)</text:p>
      <text:p text:style-name="P2"><text:tab/>-Mid-Tread <text:tab/>→ etwas auf 0 quantisiert und ein Schritt von -0.5*Delta bis +0.5*Delta</text:p>
      <text:p text:style-name="P2"><text:tab/><text:tab/>-Delta*Signum(x)*floor(|x|/Delta+0.5) <text:s/>//Signum heißt Vorzeichen</text:p>
      <text:p text:style-name="P2"><text:tab/>-Mid-Riser <text:tab/>→ Stufe geht bei 0 nach oben</text:p>
      <text:p text:style-name="P2"><text:tab/><text:tab/>-Delta* (floor(x/Delta)+0.5*Delta) // 0.5 oder 0.5*Delta?!</text:p>
      <text:p text:style-name="P2"><text:tab/>-DPCM wird wuantisiert → Mid-Riser is schlechter, weil nie 0 rauskommt</text:p>
      <text:p text:style-name="P2"><text:tab/><text:tab/>-0 heißt nichts verändert sich → man brauchts für flächen</text:p>
      <text:p text:style-name="P2"><text:tab/>-Dead Zone Quantizer:</text:p>
      <text:p text:style-name="P2"><text:tab/><text:tab/>-0-Zone = Dead-Zone</text:p>
      <text:p text:style-name="P2"><text:tab/><text:tab/>-Um 0 rum größeres Delta (doppelt so groß)</text:p>
      <text:p text:style-name="P2"><text:tab/>-Wo setzt man die Quantisierungsstufe?</text:p>
      <text:p text:style-name="P2"><text:tab/><text:tab/>-Leistung des Fehlers ausrechnen </text:p>
      <text:p text:style-name="P2"><text:tab/><text:tab/>-Mit Integral!</text:p>
      <text:p text:style-name="P2"><text:tab/><text:tab/>-Bei gleichverteilten Fehlern → Rechnung Rechnung → Delta²/12</text:p>
      <text:p text:style-name="P2"><text:tab/><text:tab/>-Pro Bit in Stufe dazu kommen 6.02DB SNR dazu</text:p>
      <text:p text:style-name="P2"/>
      <text:p text:style-name="P2">Andere Quantisierer:</text:p>
      <text:p text:style-name="P2"><text:tab/>-Lloyd-Max Quantizer</text:p>
      <text:p text:style-name="P2"><text:tab/><text:tab/>-Distortion minimieren</text:p>
      <text:p text:style-name="P2"><text:tab/><text:tab/>-Optimale rekonstruktionswerte aus grenzen errechenbar</text:p>
      <text:p text:style-name="P2"><text:tab/><text:tab/>-Optimale grenzen aus rekonstruktionswerten errechenbar</text:p>
      <text:p text:style-name="P2"><text:tab/><text:tab/>→ Henne Ei Problem</text:p>
      <text:p text:style-name="P2"><text:tab/><text:tab/>→ zufällige rekonstruktionswerte</text:p>
      <text:p text:style-name="P2"><text:tab/><text:tab/>→ daraus optimale grenzen</text:p>
      <text:p text:style-name="P2"><text:tab/><text:tab/>→ daraus wieder opti rekonstruktions</text:p>
      <text:p text:style-name="P2"><text:tab/><text:tab/>→ so lange bis distortion(fehler?) optimal</text:p>
      <text:p text:style-name="P2"><text:tab/><text:tab/>-viele metadaten</text:p>
      <text:p text:style-name="P2"><text:tab/>-Vektor Quantizer</text:p>
      <text:p text:style-name="P2"><text:tab/><text:tab/>-Alles in 2D</text:p>
      <text:p text:style-name="P2"><text:tab/><text:tab/>-wie bei dct motivation</text:p>
      <text:p text:style-name="P2"><text:tab/><text:tab/>-Punkte sind schwerpunkte</text:p>
      <text:p text:style-name="P2"><text:tab/><text:tab/>-Ein Punkt wird zu dem schwerpunkt der ihm am nächsten is</text:p>
      <text:p text:style-name="P2"><text:tab/><text:tab/><text:tab/>→ Grenzen zwischen schwerpunkten</text:p>
      <text:p text:style-name="P2"><text:soft-page-break/><text:tab/><text:tab/>-opti grenzen aus punkten berechenbar</text:p>
      <text:p text:style-name="P2"><text:tab/><text:tab/>-opti punkte aus grenzen auch</text:p>
      <text:p text:style-name="P2"><text:tab/><text:tab/>-LGB-VQ Algorithmus</text:p>
      <text:p text:style-name="P2"><text:tab/><text:tab/>→ Schwerpunkt von Wolke</text:p>
      <text:p text:style-name="P2"><text:tab/><text:tab/>→ Schwerpunkt verdoppelt und um epsilon verschieben</text:p>
      <text:p text:style-name="P2"><text:tab/><text:tab/>→ grenzen berechnen</text:p>
      <text:p text:style-name="P2"><text:tab/><text:tab/>→ punkte berechnen</text:p>
      <text:p text:style-name="P2"><text:tab/><text:tab/><text:tab/>→ bis sich fast nichts ändert mehr</text:p>
      <text:p text:style-name="P2"><text:tab/><text:tab/>neu Punkte verdoppeln</text:p>
      <text:p text:style-name="P2"><text:tab/><text:tab/>-... usw. usw.</text:p>
      <text:p text:style-name="P2"><text:tab/><text:tab/>-gut für klassifizierung <text:s/>und clusterbildu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7T12:27:58.16</meta:creation-date>
    <meta:generator>OpenOffice.org/3.4.1$Win32 OpenOffice.org_project/341m1$Build-9593</meta:generator>
    <dc:date>2014-06-24T13:42:27.37</dc:date>
    <meta:editing-duration>PT2H41M9S</meta:editing-duration>
    <meta:editing-cycles>21</meta:editing-cycles>
    <meta:document-statistic meta:table-count="0" meta:image-count="0" meta:object-count="0" meta:page-count="2" meta:paragraph-count="59" meta:word-count="288" meta:character-count="2134"/>
  </office:meta>
</office:document-meta>
</file>